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º de vezes que</text:p>
            <text:p>usaram drogas</text:p>
          </table:table-cell>
          <table:table-cell office:value-type="string" calcext:value-type="string">
            <text:p>Nª de</text:p>
            <text:p>Adolescent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00:02.132681861</meta:creation-date>
    <dc:date>2024-03-20T20:04:13.059894117</dc:date>
    <meta:editing-duration>PT4M12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